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58bd" officeooo:paragraph-rsid="001a58bd"/>
    </style:style>
    <style:style style:name="P2" style:family="paragraph" style:parent-style-name="Standard">
      <style:paragraph-properties fo:text-align="start" style:justify-single-word="false"/>
      <style:text-properties officeooo:rsid="001a58bd" officeooo:paragraph-rsid="001a58bd"/>
    </style:style>
    <style:style style:name="P3" style:family="paragraph" style:parent-style-name="Standard">
      <style:paragraph-properties fo:text-align="start" style:justify-single-word="false"/>
      <style:text-properties officeooo:paragraph-rsid="001a58bd"/>
    </style:style>
    <style:style style:name="P4" style:family="paragraph" style:parent-style-name="Standard">
      <style:paragraph-properties fo:text-align="start" style:justify-single-word="false"/>
      <style:text-properties officeooo:paragraph-rsid="001d687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a58bd" officeooo:paragraph-rsid="001a58bd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1a58bd" officeooo:paragraph-rsid="001a58bd"/>
    </style:style>
    <style:style style:name="P7" style:family="paragraph" style:parent-style-name="Preformatted_20_Text">
      <style:paragraph-properties fo:text-align="start" style:justify-single-word="false"/>
      <style:text-properties officeooo:rsid="001a58bd" officeooo:paragraph-rsid="001a58bd"/>
    </style:style>
    <style:style style:name="T1" style:family="text">
      <style:text-properties officeooo:rsid="001a58b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officeooo:rsid="001a58b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58bd" style:font-weight-asian="bold" style:font-weight-complex="bold"/>
    </style:style>
    <style:style style:name="T6" style:family="text">
      <style:text-properties fo:font-weight="bold" officeooo:rsid="001d6871" style:font-weight-asian="bold" style:font-weight-complex="bold"/>
    </style:style>
    <style:style style:name="T7" style:family="text">
      <style:text-properties officeooo:rsid="001d6871"/>
    </style:style>
    <style:style style:name="T8" style:family="text">
      <style:text-properties fo:font-weight="normal" officeooo:rsid="001d687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MATING PRECISION and RECALL</text:p>
      <text:p text:style-name="P1">Group-3(Lumen Science)</text:p>
      <text:p text:style-name="P1"><text:span text:style-name="T2">Aditya Rungta</text:span><text:tab/><text:tab/><text:span text:style-name="T2">Arjun Bala</text:span><text:tab/><text:span text:style-name="T2">Rohit Kumar Sharma</text:span></text:p>
      <text:p text:style-name="P1"><text:span text:style-name="T2"/></text:p>
      <text:p text:style-name="P4"><text:span text:style-name="T3">Size of the candidate set downloaded from cloud matcher = </text:span><text:span text:style-name="T4">2997152</text:span></text:p>
      <text:p text:style-name="P4"><text:span text:style-name="T8">Size of the prediction set downloaded from cloud matcher = </text:span><text:span text:style-name="T6">753</text:span><text:line-break/></text:p>
      <text:p text:style-name="P2">Due to <text:span text:style-name="T7">a </text:span>huge candidate set size <text:span text:style-name="T7">relative to prediction set size</text:span>, the density of matches in the candidate set was very low. So we applied a blocking rule to reduce the candidate set size by eliminating non-matches from the candidate set.</text:p>
      <text:p text:style-name="P2"/>
      <text:p text:style-name="P3"><text:span text:style-name="T5">Blocking Rule</text:span><text:span text:style-name="T1">:</text:span><text:line-break/><text:span text:style-name="T1">In order to reduce the candidate set, we applied </text:span><text:span text:style-name="T5">Jaccard similarity measure</text:span><text:span text:style-name="T1"> on movie names with a threshold of </text:span><text:span text:style-name="T5">0.3</text:span><text:span text:style-name="T1">. On applying this blocking rule, the candidate set size reduced to 2029. <text:line-break/>On getting this reduced candidate set, we ran the run_debug_blocker function to make sure that the blocking rule did not eliminate a lot of matches.</text:span></text:p>
      <text:p text:style-name="P3"/>
      <text:p text:style-name="P2">Once we were sure about the reduced candidate set, we labeled a randomly drawn sample of 400 tuples from the candidate set. The density of actual positives for the first 50 tuples was almost 0.5(greater than 0.2).</text:p>
      <text:p text:style-name="P2"/>
      <text:p text:style-name="P2">We labeled everything and ran the estimate_PR function to get precision and recall.<text:line-break/><text:line-break/>Our precision and recall values:</text:p>
      <text:p text:style-name="P7"><text:span text:style-name="T4">Recall</text:span> = [1.0 - 1.0] </text:p>
      <text:p text:style-name="P7"><text:span text:style-name="T4">Precision</text:span> = [0.9597402500318443 - 0.9986098101849362]</text:p>
      <text:p text:style-name="P2"/>
      <text:p text:style-name="P3"/>
      <text:p text:style-name="P5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0:35:35.826411369</meta:creation-date>
    <dc:date>2019-05-10T10:54:46.551714495</dc:date>
    <meta:editing-duration>PT19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01" meta:character-count="1218" meta:non-whitespace-character-count="1023"/>
  </office:meta>
</office:document-meta>
</file>